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a2b0f" officeooo:paragraph-rsid="000a2b0f"/>
    </style:style>
    <style:style style:name="P3" style:family="paragraph" style:parent-style-name="Text_20_body">
      <style:text-properties officeooo:paragraph-rsid="000a2b0f"/>
    </style:style>
    <style:style style:name="P4" style:family="paragraph" style:parent-style-name="Title">
      <style:text-properties officeooo:rsid="000a2b0f" officeooo:paragraph-rsid="000a2b0f"/>
    </style:style>
    <style:style style:name="P5" style:family="paragraph" style:parent-style-name="Heading_20_1">
      <style:text-properties officeooo:rsid="000a2b0f" officeooo:paragraph-rsid="000a2b0f"/>
    </style:style>
    <style:style style:name="P6" style:family="paragraph" style:parent-style-name="Heading_20_1" style:list-style-name="">
      <style:text-properties officeooo:rsid="000a2b0f" officeooo:paragraph-rsid="000a2b0f"/>
    </style:style>
    <style:style style:name="P7" style:family="paragraph" style:parent-style-name="Heading_20_1">
      <style:paragraph-properties fo:break-before="page"/>
      <style:text-properties fo:color="#5b277d" officeooo:rsid="000a2b0f" officeooo:paragraph-rsid="000b52c2"/>
    </style:style>
    <style:style style:name="P8" style:family="paragraph" style:parent-style-name="Heading_20_2">
      <style:text-properties fo:color="#127622" officeooo:rsid="000a2b0f" officeooo:paragraph-rsid="000a2b0f"/>
    </style:style>
    <style:style style:name="P9" style:family="paragraph" style:parent-style-name="Heading_20_2">
      <style:text-properties fo:color="#127622" officeooo:rsid="000a2b0f" officeooo:paragraph-rsid="000b52c2"/>
    </style:style>
    <style:style style:name="P10" style:family="paragraph" style:parent-style-name="Heading_20_3">
      <style:text-properties officeooo:rsid="000a2b0f" officeooo:paragraph-rsid="000a2b0f"/>
    </style:style>
    <style:style style:name="P11" style:family="paragraph" style:parent-style-name="Heading_20_3">
      <style:text-properties officeooo:rsid="000a2b0f" officeooo:paragraph-rsid="000d277d"/>
    </style:style>
    <style:style style:name="P12" style:family="paragraph" style:parent-style-name="Text_20_body" style:list-style-name="L1">
      <style:text-properties officeooo:rsid="000a2b0f" officeooo:paragraph-rsid="000a2b0f"/>
    </style:style>
    <style:style style:name="P13" style:family="paragraph" style:parent-style-name="Text_20_body">
      <style:text-properties officeooo:rsid="000a2b0f" officeooo:paragraph-rsid="000a2b0f"/>
    </style:style>
    <style:style style:name="P14" style:family="paragraph" style:parent-style-name="Text_20_body">
      <style:text-properties fo:color="#000000" officeooo:rsid="000d277d" officeooo:paragraph-rsid="000d277d"/>
    </style:style>
    <style:style style:name="P15" style:family="paragraph" style:parent-style-name="Text_20_body" style:list-style-name="L2">
      <style:text-properties fo:color="#000000" officeooo:rsid="000d277d" officeooo:paragraph-rsid="000d277d"/>
    </style:style>
    <style:style style:name="P16" style:family="paragraph" style:parent-style-name="Text_20_body" style:list-style-name="L3">
      <style:text-properties fo:color="#000000" officeooo:rsid="000d277d" officeooo:paragraph-rsid="000d277d"/>
    </style:style>
    <style:style style:name="T1" style:family="text">
      <style:text-properties fo:color="#5b277d"/>
    </style:style>
    <style:style style:name="T2" style:family="text">
      <style:text-properties fo:color="#5983b0"/>
    </style:style>
    <style:style style:name="T3" style:family="text">
      <style:text-properties fo:color="#5983b0" officeooo:rsid="000d277d"/>
    </style:style>
    <style:style style:name="T4" style:family="text">
      <style:text-properties officeooo:rsid="000b52c2"/>
    </style:style>
    <style:style style:name="T5" style:family="text">
      <style:text-properties officeooo:rsid="000d277d"/>
    </style:style>
    <style:style style:name="T6" style:family="text">
      <style:text-properties officeooo:rsid="000d4bc2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a : </text:p>
      <text:p text:style-name="P3"/>
      <text:h text:style-name="P5" text:outline-level="1">Índice</text:h>
      <text:list xml:id="list2890017643" text:style-name="L1">
        <text:list-item>
          <text:p text:style-name="P12">E</text:p>
        </text:list-item>
      </text:list>
      <text:h text:style-name="P6" text:outline-level="1"><text:span text:style-name="T1"/></text:h>
      <text:h text:style-name="P7" text:outline-level="1"><text:span text:style-name="T4">3</text:span><text:span text:style-name="T1">. </text:span><text:span text:style-name="T4">Patrones de</text:span><text:span text:style-name="T1"> </text:span><text:span text:style-name="T4">Diseño GoF</text:span></text:h>
      <text:h text:style-name="P9" text:outline-level="2"><text:span text:style-name="T4">3</text:span>.1. <text:span text:style-name="T4">Patrones creacionales</text:span></text:h>
      <text:p text:style-name="P2"><text:span text:style-name="T1"/></text:p>
      <text:h text:style-name="P9" text:outline-level="2"><text:span text:style-name="T4">3</text:span>.<text:span text:style-name="T5">3</text:span>. <text:span text:style-name="T5">Patrones conductuales</text:span></text:h>
      <text:h text:style-name="P11" text:outline-level="3"><text:span text:style-name="T3">3</text:span><text:span text:style-name="T2">.</text:span><text:span text:style-name="T3">3</text:span><text:span text:style-name="T2">.1. </text:span><text:span text:style-name="T3">Patrón Observador</text:span></text:h>
      <text:p text:style-name="P14">Pertenece al patrón arquitectónico modelo-vista-controlador. Este permite que haya una separación entre el modelo (lo que es lo observado) y lo que los observan. En Java se implementa de la siguiente forma:</text:p>
      <text:list xml:id="list1945276369" text:style-name="L2">
        <text:list-item>
          <text:p text:style-name="P15">El modelo implementa la clase abstracta java.util.Observable, esta aporta métodos para avisar a todos los observadores de que ha cambiado</text:p>
        </text:list-item>
        <text:list-item>
          <text:p text:style-name="P15">Todos los observadores implementaran una interfaz que será el observador del modelo. Esta interfaz tiene que tener el método update para notificar que se ha actualizado </text:p>
        </text:list-item>
      </text:list>
      <text:p text:style-name="P14">La comunicación (que los observables se de cuenta de que el modelo es cambiado) entre estos se pueden implementar de dos modos:</text:p>
      <text:list xml:id="list2648540193" text:style-name="L3">
        <text:list-item>
          <text:p text:style-name="P16">Suscrito convencional o push: el observador esta en la lista de los observables del modelo y es notificado a través de un modelo</text:p>
        </text:list-item>
        <text:list-item>
          <text:p text:style-name="P16">No suscrito o pull: El observador decide en cualquier momento interrogar el modelo para saber el estado, <text:span text:style-name="T6">para ello usará algun método en java se usa el getState</text:span></text:p>
        </text:list-item>
      </text:list>
      <text:h text:style-name="P5" text:outline-level="1"><text:span text:style-name="T1">1. </text:span></text:h>
      <text:h text:style-name="P8" text:outline-level="2">1.1.</text:h>
      <text:h text:style-name="P10" text:outline-level="3"><text:span text:style-name="T2">1.1.1.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8:48:22.067048757</meta:creation-date>
    <dc:date>2021-03-12T12:23:17.717664213</dc:date>
    <meta:editing-duration>PT50M5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17" meta:word-count="178" meta:character-count="1064" meta:non-whitespace-character-count="905"/>
  </office:meta>
</office:document-meta>
</file>